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3.03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96cm" fo:min-width="2.68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18cm" fo:min-width="2.506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696cm" fo:min-width="2.8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72cm" fo:min-width="2.682cm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2.048cm" fo:min-width="3.56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48cm" fo:min-width="3.744cm" loext:decorative="false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872cm" fo:min-width="4.62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cm" svg:x="6.75cm" svg:y="10.75cm">
          <text:p text:style-name="P1">Ear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cm" svg:height="2.75cm" svg:x="5cm" svg:y="15.25cm">
          <text:p text:style-name="P1">Entro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25cm" svg:height="2.5cm" svg:x="10.5cm" svg:y="15.5cm">
          <text:p text:style-name="P1">Energ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cm" svg:y1="13.5cm" svg:x2="7.25cm" svg:y2="15cm">
          <text:p/>
        </draw:line>
        <draw:line draw:style-name="gr5" draw:text-style-name="P2" draw:layer="layout" svg:x1="10.5cm" svg:y1="13.75cm" svg:x2="12cm" svg:y2="15.5cm">
          <text:p/>
        </draw:line>
        <draw:custom-shape draw:style-name="gr1" draw:text-style-name="P1" draw:layer="layout" svg:width="5cm" svg:height="3cm" svg:x="6.75cm" svg:y="2cm">
          <text:p text:style-name="P1">Ma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cm" svg:height="2.75cm" svg:x="5cm" svg:y="6.5cm">
          <text:p text:style-name="P1">Entro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25cm" svg:height="2.5cm" svg:x="10.5cm" svg:y="6.75cm">
          <text:p text:style-name="P1">Impu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cm" svg:y1="4.75cm" svg:x2="7.25cm" svg:y2="6.25cm">
          <text:p/>
        </draw:line>
        <draw:line draw:style-name="gr5" draw:text-style-name="P2" draw:layer="layout" svg:x1="10.5cm" svg:y1="5cm" svg:x2="12cm" svg:y2="6.75cm">
          <text:p/>
        </draw:line>
        <draw:custom-shape draw:style-name="gr2" draw:text-style-name="P1" draw:layer="layout" svg:width="4.5cm" svg:height="2.75cm" svg:x="8cm" svg:y="20cm">
          <text:p text:style-name="P1">Ven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75cm" svg:height="2.75cm" svg:x="4.5cm" svg:y="24.5cm">
          <text:p text:style-name="P1">Energ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cm" svg:height="3cm" svg:x="11cm" svg:y="24.25cm">
          <text:p text:style-name="P1">Impu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9.25cm" svg:y1="22.5cm" svg:x2="8cm" svg:y2="24.5cm">
          <text:p/>
        </draw:line>
        <draw:line draw:style-name="gr9" draw:text-style-name="P2" draw:layer="layout" svg:x1="11.25cm" svg:y1="22.5cm" svg:x2="12.75cm" svg:y2="24.5cm">
          <text:p/>
        </draw:line>
      </draw:page>
      <draw:page draw:name="page2" draw:style-name="dp1" draw:master-page-name="Default">
        <draw:custom-shape draw:style-name="gr10" draw:text-style-name="P1" draw:layer="layout" svg:width="5.75cm" svg:height="3.25cm" svg:x="7.25cm" svg:y="9.25cm">
          <text:p text:style-name="P1">Shar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cm" svg:height="3.25cm" svg:x="1.25cm" svg:y="15cm">
          <text:p text:style-name="P1">Ear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cm" svg:height="3.25cm" svg:x="7.5cm" svg:y="15cm">
          <text:p text:style-name="P1">Ma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cm" svg:height="3.25cm" svg:x="13.75cm" svg:y="15cm">
          <text:p text:style-name="P1">Ven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7.5cm" svg:y1="11.75cm" svg:x2="4.75cm" svg:y2="15cm">
          <text:p/>
        </draw:line>
        <draw:line draw:style-name="gr13" draw:text-style-name="P2" draw:layer="layout" svg:x1="10.5cm" svg:y1="12.75cm" svg:x2="10.75cm" svg:y2="15cm">
          <text:p/>
        </draw:line>
        <draw:line draw:style-name="gr14" draw:text-style-name="P2" draw:layer="layout" svg:x1="12.75cm" svg:y1="11.75cm" svg:x2="16cm" svg:y2="15cm">
          <text:p/>
        </draw:line>
        <draw:line draw:style-name="gr15" draw:text-style-name="P2" draw:layer="layout" svg:x1="10.25cm" svg:y1="9.25cm" svg:x2="10.25cm" svg:y2="6.25cm">
          <text:p/>
        </draw:line>
        <draw:custom-shape draw:style-name="gr16" draw:text-style-name="P1" draw:layer="layout" svg:width="7.25cm" svg:height="3cm" svg:x="6.5cm" svg:y="3.25cm">
          <text:p text:style-name="P1">Babbel To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0:31:36.722703975</meta:creation-date>
    <dc:date>2025-03-03T10:38:03.886344962</dc:date>
    <meta:editing-duration>PT6M28S</meta:editing-duration>
    <meta:editing-cycles>1</meta:editing-cycles>
    <meta:document-statistic meta:object-count="24"/>
    <meta:generator>LibreOffice/24.2.7.2$Linux_X86_64 LibreOffice_project/420$Build-2</meta:generator>
  </office:meta>
</office:document-meta>
</file>